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draw:auto-grow-height="true" fo:min-height="2.75cm"/>
      <style:paragraph-properties style:writing-mode="lr-tb"/>
    </style:style>
    <style:style style:name="pr2" style:family="presentation" style:parent-style-name="Lights-subtitle">
      <style:graphic-properties draw:fill-color="#ffffff" draw:auto-grow-height="true" fo:min-height="2.45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5.75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7cm" style:use-optimal-column-width="false"/>
    </style:style>
    <style:style style:name="co2" style:family="table-column">
      <style:table-column-properties style:column-width="2.415cm" style:use-optimal-column-width="false"/>
    </style:style>
    <style:style style:name="ro1" style:family="table-row">
      <style:table-row-properties style:row-height="1.348cm" style:use-optimal-row-height="false"/>
    </style:style>
    <style:style style:name="ro2" style:family="table-row">
      <style:table-row-properties style:row-height="0.819cm" style:use-optimal-row-height="false"/>
    </style:style>
    <style:style style:name="ro3" style:family="table-row">
      <style:table-row-properties style:row-height="1.084cm" style:use-optimal-row-height="false"/>
    </style:style>
    <style:style style:name="ro4" style:family="table-row">
      <style:table-row-properties style:row-height="1.073cm" style:use-optimal-row-height="false"/>
    </style:style>
    <style:style style:name="ro5" style:family="table-row">
      <style:table-row-properties style:row-height="1.076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text-properties fo:font-size="18pt" style:font-size-asian="18pt" style:font-size-complex="18pt"/>
    </style:style>
    <style:style style:name="ce4" style:family="table-cell"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iberation Sans"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loext:opacity="0%" style:font-name="Liberation Sans1" fo:font-size="10pt" style:letter-kerning="true" style:font-name-asian="Noto Sans CJK SC" style:font-size-asian="10pt" style:font-name-complex="FreeSans" style:font-size-complex="10pt"/>
    </style:style>
    <style:style style:name="T7" style:family="text">
      <style:text-properties style:font-name="Liberation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draw:frame presentation:style-name="pr1" draw:text-style-name="P1" draw:layer="layout" svg:width="25cm" svg:height="3.901cm" svg:x="1.67cm" svg:y="5.715cm" presentation:class="title" presentation:user-transformed="true">
          <draw:text-box>
            <text:p text:style-name="P1">Cross Comparison of Effects of Different<text:line-break/>Neural Network Models on Stock Data<text:line-break/>as Digital Signals</text:p>
          </draw:text-box>
        </draw:frame>
        <draw:frame presentation:style-name="pr2" draw:text-style-name="P3" draw:layer="layout" svg:width="12.53cm" svg:height="2.455cm" svg:x="15.47cm" svg:y="13.295cm" presentation:class="subtitle" presentation:user-transformed="true">
          <draw:text-box>
            <text:p text:style-name="P2"><text:span text:style-name="T1">-Vedant Nair, Vishal Kalathi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draw:frame presentation:style-name="pr4" draw:layer="layout" svg:width="25cm" svg:height="2.75cm" svg:x="1.905cm" svg:y="1.27cm" presentation:class="title" presentation:user-transformed="true">
          <draw:text-box>
            <text:p>References</text:p>
          </draw:text-box>
        </draw:frame>
        <draw:frame presentation:style-name="pr5" draw:layer="layout" svg:width="25cm" svg:height="6.265cm" svg:x="1.5cm" svg:y="6.985cm" presentation:class="outline" presentation:user-transformed="true">
          <draw:text-box>
            <text:list text:style-name="L2">
              <text:list-item>
                <text:p><text:span text:style-name="T2"><text:a xlink:href="https://arxiv.org/abs/2307.06600" xlink:type="simple">https://arxiv.org/abs/2307.06600</text:a></text:span><text:span text:style-name="T2"><text:s/>(Critical Comparisons On Deep Learning </text:span><text:span text:style-name="T2">Approaches For Foreign Exchange Rate Prediction)</text:span></text:p>
              </text:list-item>
              <text:list-item>
                <text:p><text:span text:style-name="T2"><text:a xlink:href="https://core.ac.uk/download/570905197.pdf" xlink:type="simple">https://core.ac.uk/download/570905197.pdf</text:a></text:span><text:span text:style-name="T2"><text:s/>(Techniques for Stock Market Prediction: </text:span><text:span text:style-name="T2">A Review)</text:span></text:p>
              </text:list-item>
              <text:list-item>
                <text:p><text:span text:style-name="T2"><text:a xlink:href="https://core.ac.uk/download/211313606.pdf" xlink:type="simple">https://core.ac.uk/download/211313606.pdf</text:a></text:span><text:span text:style-name="T2"><text:s/>(Predictive Performance Evaluation Of </text:span><text:span text:style-name="T2">Different Neural Networks Using Stock Pr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draw:frame presentation:style-name="pr4" draw:layer="layout" svg:width="25cm" svg:height="2.75cm" svg:x="1.67cm" svg:y="1.27cm" presentation:class="title" presentation:user-transformed="true">
          <draw:text-box>
            <text:p>Dataset<text:line-break/></text:p>
          </draw:text-box>
        </draw:frame>
        <draw:frame presentation:style-name="pr5" draw:text-style-name="P5" draw:layer="layout" svg:width="25cm" svg:height="9.525cm" svg:x="1.035cm" svg:y="3.81cm" presentation:class="outline" presentation:user-transformed="true">
          <draw:text-box>
            <text:list text:style-name="L2">
              <text:list-item>
                <text:p text:style-name="P5"><text:span text:style-name="T2">Source : </text:span><text:span text:style-name="T2"><text:a xlink:href="https://www.federalreserve.gov/datadownload/Choose.aspx?rel=H10" xlink:type="simple">https://www.federalreserve.gov/datadownload/Choose.aspx?rel=H10</text:a></text:span></text:p>
              </text:list-item>
              <text:list-item>
                <text:p text:style-name="P5"><text:span text:style-name="T2">Specifics: Data has been taken over a period of ten years by daily indices, for the </text:span><text:span text:style-name="T2">exchange rates of the following currencies with respect to USD:</text:span></text:p>
                <text:list>
                  <text:list-item>
                    <text:p><text:span text:style-name="T2">Australian Dollar</text:span></text:p>
                  </text:list-item>
                  <text:list-item>
                    <text:p><text:span text:style-name="T2">Indian Rupee</text:span></text:p>
                  </text:list-item>
                  <text:list-item>
                    <text:p><text:span text:style-name="T2">Euro</text:span></text:p>
                  </text:list-item>
                  <text:list-item>
                    <text:p><text:span text:style-name="T2">Brazillian Real</text:span></text:p>
                  </text:list-item>
                  <text:list-item>
                    <text:p><text:span text:style-name="T2">Canadian Dollar</text:span></text:p>
                  </text:list-item>
                  <text:list-item>
                    <text:p><text:span text:style-name="T2">Chinese Yuan</text:span></text:p>
                  </text:list-item>
                  <text:list-item>
                    <text:p><text:span text:style-name="T2">Denmark Krone</text:span></text:p>
                  </text:list-item>
                  <text:list-item>
                    <text:p><text:span text:style-name="T2">Hong Kong Dollar</text:span></text:p>
                  </text:list-item>
                  <text:list-item>
                    <text:p><text:span text:style-name="T2">Japanese Yen</text:span></text:p>
                  </text:list-item>
                  <text:list-item>
                    <text:p><text:span text:style-name="T2">Malaysian Ringg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draw:frame presentation:style-name="pr4" draw:layer="layout" svg:width="25cm" svg:height="2.75cm" svg:x="1.5cm" svg:y="4cm" presentation:class="title" presentation:user-transformed="true">
          <draw:text-box>
            <text:p>Base Architecture<text:line-break/></text:p>
          </draw:text-box>
        </draw:frame>
        <draw:frame presentation:style-name="pr5" draw:layer="layout" svg:width="25cm" svg:height="6cm" svg:x="1.5cm" svg:y="7.25cm" presentation:class="outline">
          <draw:text-box>
            <text:list text:style-name="L2">
              <text:list-item>
                <text:p>The Original cross Comparison Made use of Feed-Forward Neural Network (FNN), Recurrent Neural Network (RNN) and Long Short-Term Memory(LSTM) Models</text:p>
              </text:list-item>
              <text:list-item>
                <text:p>These Architectures were compared on the basis of Root Mean Squared Error (RMSE), Mean Absolute Error(MAE) and Mean Absolute Percentage Error(MAP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draw:frame presentation:style-name="pr4" draw:layer="layout" svg:width="25cm" svg:height="2.75cm" svg:x="1.67cm" svg:y="2.12cm" presentation:class="title" presentation:user-transformed="true">
          <draw:text-box>
            <text:p text:style-name="P1">Original Results</text:p>
          </draw:text-box>
        </draw:frame>
        <draw:frame draw:style-name="standard" draw:layer="layout" svg:width="24.167cm" svg:height="7.698cm" svg:x="1.676cm" svg:y="7.0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6"><text:span text:style-name="T3">Err Index</text:span></text:p>
              </table:table-cell>
              <table:table-cell table:number-columns-spanned="3">
                <text:p text:style-name="P1">MAE(1e-3)</text:p>
              </table:table-cell>
              <table:covered-table-cell/>
              <table:covered-table-cell/>
              <table:table-cell table:style-name="gray3" table:number-columns-spanned="3">
                <text:p text:style-name="P1">RMSE</text:p>
              </table:table-cell>
              <table:covered-table-cell table:style-name="gray3"/>
              <table:covered-table-cell table:style-name="gray3"/>
              <table:table-cell table:style-name="ce3" table:number-columns-spanned="3">
                <text:p text:style-name="P1"><text:span text:style-name="T4">MAPE</text:span></text:p>
              </table:table-cell>
              <table:covered-table-cell table:style-name="ce3"/>
              <table:covered-table-cell table:style-name="ce3"/>
            </table:table-row>
            <table:table-row table:style-name="ro2" table:default-cell-style-name="gray2">
              <table:table-cell table:style-name="ce1">
                <text:p text:style-name="P6">Model</text:p>
              </table:table-cell>
              <table:table-cell>
                <text:p>RNN</text:p>
              </table:table-cell>
              <table:table-cell>
                <text:p>FNN</text:p>
              </table:table-cell>
              <table:table-cell>
                <text:p>LSTM</text:p>
              </table:table-cell>
              <table:table-cell>
                <text:p>RNN</text:p>
              </table:table-cell>
              <table:table-cell>
                <text:p>FNN</text:p>
              </table:table-cell>
              <table:table-cell>
                <text:p>LSTM</text:p>
              </table:table-cell>
              <table:table-cell>
                <text:p>RNN</text:p>
              </table:table-cell>
              <table:table-cell>
                <text:p>FNN</text:p>
              </table:table-cell>
              <table:table-cell>
                <text:p>LSTM</text:p>
              </table:table-cell>
            </table:table-row>
            <table:table-row table:style-name="ro3" table:default-cell-style-name="gray1">
              <table:table-cell>
                <text:p><text:span text:style-name="T5">AUD/USD</text:span></text:p>
              </table:table-cell>
              <table:table-cell>
                <text:p>0.55</text:p>
              </table:table-cell>
              <table:table-cell>
                <text:p>0.65</text:p>
              </table:table-cell>
              <table:table-cell>
                <text:p>7.1</text:p>
              </table:table-cell>
              <table:table-cell>
                <text:p>0.81</text:p>
              </table:table-cell>
              <table:table-cell>
                <text:p>0.8</text:p>
              </table:table-cell>
              <table:table-cell>
                <text:p>9.1</text:p>
              </table:table-cell>
              <table:table-cell>
                <text:p>0.07</text:p>
              </table:table-cell>
              <table:table-cell>
                <text:p>0.08</text:p>
              </table:table-cell>
              <table:table-cell>
                <text:p>0.9</text:p>
              </table:table-cell>
            </table:table-row>
            <table:table-row table:style-name="ro4" table:default-cell-style-name="gray2">
              <table:table-cell table:style-name="ce4">
                <text:p><text:span text:style-name="T5">EUR/USD</text:span></text:p>
              </table:table-cell>
              <table:table-cell>
                <text:p>1.5</text:p>
              </table:table-cell>
              <table:table-cell>
                <text:p>1.6</text:p>
              </table:table-cell>
              <table:table-cell>
                <text:p>11.6</text:p>
              </table:table-cell>
              <table:table-cell>
                <text:p>1.86</text:p>
              </table:table-cell>
              <table:table-cell>
                <text:p>1.89</text:p>
              </table:table-cell>
              <table:table-cell>
                <text:p>12.6</text:p>
              </table:table-cell>
              <table:table-cell>
                <text:p>0.13</text:p>
              </table:table-cell>
              <table:table-cell>
                <text:p>0.14</text:p>
              </table:table-cell>
              <table:table-cell>
                <text:p>1.02</text:p>
              </table:table-cell>
            </table:table-row>
            <table:table-row table:style-name="ro4" table:default-cell-style-name="gray1">
              <table:table-cell table:style-name="ce4">
                <text:p text:style-name="P7"><text:span text:style-name="T6">GBP</text:span><text:span text:style-name="T7">/USD</text:span></text:p>
              </table:table-cell>
              <table:table-cell>
                <text:p>2.2</text:p>
              </table:table-cell>
              <table:table-cell>
                <text:p>4.41</text:p>
              </table:table-cell>
              <table:table-cell>
                <text:p>4.72</text:p>
              </table:table-cell>
              <table:table-cell>
                <text:p>2.44</text:p>
              </table:table-cell>
              <table:table-cell>
                <text:p>5.21</text:p>
              </table:table-cell>
              <table:table-cell>
                <text:p>5.63</text:p>
              </table:table-cell>
              <table:table-cell>
                <text:p>0.15</text:p>
              </table:table-cell>
              <table:table-cell>
                <text:p>0.31</text:p>
              </table:table-cell>
              <table:table-cell>
                <text:p>0.32</text:p>
              </table:table-cell>
            </table:table-row>
            <table:table-row table:style-name="ro4" table:default-cell-style-name="gray2">
              <table:table-cell table:style-name="ce4">
                <text:p text:style-name="P8"><text:span text:style-name="T5">CAD/USD</text:span></text:p>
              </table:table-cell>
              <table:table-cell>
                <text:p>6</text:p>
              </table:table-cell>
              <table:table-cell>
                <text:p>15.5</text:p>
              </table:table-cell>
              <table:table-cell>
                <text:p>45.6</text:p>
              </table:table-cell>
              <table:table-cell>
                <text:p>6.97</text:p>
              </table:table-cell>
              <table:table-cell>
                <text:p>16</text:p>
              </table:table-cell>
              <table:table-cell>
                <text:p>46.4</text:p>
              </table:table-cell>
              <table:table-cell>
                <text:p>0.47</text:p>
              </table:table-cell>
              <table:table-cell>
                <text:p>1.22</text:p>
              </table:table-cell>
              <table:table-cell>
                <text:p>3.6</text:p>
              </table:table-cell>
            </table:table-row>
            <table:table-row table:style-name="ro5" table:default-cell-style-name="gray1">
              <table:table-cell table:style-name="ce4">
                <text:p><text:span text:style-name="T5">CHF/USD</text:span></text:p>
              </table:table-cell>
              <table:table-cell>
                <text:p>1</text:p>
              </table:table-cell>
              <table:table-cell>
                <text:p>5.2</text:p>
              </table:table-cell>
              <table:table-cell>
                <text:p>7.1</text:p>
              </table:table-cell>
              <table:table-cell>
                <text:p>1.22</text:p>
              </table:table-cell>
              <table:table-cell>
                <text:p>5.53</text:p>
              </table:table-cell>
              <table:table-cell>
                <text:p>7.8</text:p>
              </table:table-cell>
              <table:table-cell>
                <text:p>0.1</text:p>
              </table:table-cell>
              <table:table-cell>
                <text:p>0.54</text:p>
              </table:table-cell>
              <table:table-cell>
                <text:p>0.7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draw:frame presentation:style-name="pr4" draw:layer="layout" svg:width="25cm" svg:height="2.75cm" svg:x="1.5cm" svg:y="4cm" presentation:class="title" presentation:placeholder="true">
          <draw:text-box/>
        </draw:frame>
        <draw:frame presentation:style-name="pr5" draw:layer="layout" svg:width="25cm" svg:height="6cm" svg:x="1.5cm" svg:y="7.2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>
      <style:graphic-properties draw:stroke="none" draw:fill-color="#ffffff" draw:opacity="30%" draw:auto-grow-height="false" fo:min-height="2.476cm" fo:min-width="2.83cm"/>
    </style:style>
    <style:style style:name="Mgr5" style:family="graphic">
      <style:graphic-properties draw:stroke="none" draw:fill-color="#ffffff" draw:opacity="20%" draw:auto-grow-height="false" fo:min-height="2.122cm" fo:min-width="2.476cm"/>
    </style:style>
    <style:style style:name="Mgr6" style:family="graphic">
      <style:graphic-properties draw:stroke="none" draw:fill-color="#ffffff" draw:opacity="20%" draw:auto-grow-height="false" fo:min-height="2.652cm" fo:min-width="2.83cm"/>
    </style:style>
    <style:style style:name="Mgr7" style:family="graphic">
      <style:graphic-properties draw:stroke="none" draw:fill-color="#ffffff" draw:opacity="20%" draw:auto-grow-height="false" fo:min-height="1.414cm" fo:min-width="1.414cm"/>
    </style:style>
    <style:style style:name="Mgr8" style:family="graphic">
      <style:graphic-properties draw:stroke="none" draw:fill-color="#ffffff" draw:opacity="10%" draw:auto-grow-height="false" fo:min-height="1.414cm" fo:min-width="1.414cm"/>
    </style:style>
    <style:style style:name="Mgr9" style:family="graphic">
      <style:graphic-properties draw:stroke="none" draw:fill-color="#ffffff" draw:opacity="15%" draw:auto-grow-height="false" fo:min-height="2.476cm" fo:min-width="3.182cm"/>
    </style:style>
    <style:style style:name="Mgr10" style:family="graphic">
      <style:graphic-properties draw:stroke="none" draw:fill-color="#ffffff" draw:opacity="30%" draw:auto-grow-height="false" fo:min-height="1.414cm" fo:min-width="1.414cm"/>
    </style:style>
    <style:style style:name="Mgr11" style:family="graphic">
      <style:graphic-properties draw:stroke="none" draw:fill-color="#ffffff" draw:opacity="20%" draw:auto-grow-height="false" fo:min-height="1.656cm" fo:min-width="2.122cm"/>
    </style:style>
    <style:style style:name="Mgr12" style:family="graphic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style:paragraph-properties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loext:graphic-properties draw:fill-color="#ffffff" draw:opacity="30%"/>
      <style:paragraph-properties fo:text-align="center"/>
    </style:style>
    <style:style style:name="MP15" style:family="paragraph">
      <loext:graphic-properties draw:fill-color="#ffffff" draw:opacity="20%"/>
      <style:paragraph-properties fo:text-align="center"/>
    </style:style>
    <style:style style:name="MP16" style:family="paragraph">
      <loext:graphic-properties draw:fill-color="#ffffff" draw:opacity="10%"/>
      <style:paragraph-properties fo:text-align="center"/>
    </style:style>
    <style:style style:name="MP17" style:family="paragraph">
      <loext:graphic-properties draw:fill-color="#ffffff" draw:opacity="15%"/>
      <style:paragraph-properties fo:text-align="center"/>
    </style:style>
    <style:style style:name="MP18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ights" style:page-layout-name="PM1" draw:style-name="Mdp2">
      <draw:custom-shape draw:style-name="Mgr3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layer="backgroundobjects" svg:width="25cm" svg:height="6cm" svg:x="1.5cm" svg:y="7.25cm" presentation:class="outline" presentation:placeholder="true">
        <draw:text-box/>
      </draw:frame>
      <draw:frame presentation:style-name="Mpr4" draw:text-style-name="MP9" draw:layer="backgroundobjects" svg:width="6.5cm" svg:height="1.09cm" svg:x="0.5cm" svg:y="14.25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9cm" svg:height="1.09cm" svg:x="9.5cm" svg:y="14.25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cm" svg:height="1.09cm" svg:x="21cm" svg:y="14.25cm" presentation:class="page-number">
        <draw:text-box>
          <text:p text:style-name="MP12"><text:span text:style-name="MT1"><text:page-number>&lt;number&gt;</text:page-number></text:span></text:p>
        </draw:text-box>
      </draw:frame>
      <draw:custom-shape draw:style-name="Mgr4" draw:text-style-name="MP14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14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5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5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5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6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7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4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6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15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8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0T23:22:44.590005312</meta:creation-date>
    <dc:date>2023-09-21T00:25:27.946922164</dc:date>
    <meta:editing-duration>PT10M30S</meta:editing-duration>
    <meta:editing-cycles>3</meta:editing-cycles>
    <meta:generator>LibreOffice/7.3.7.2$Linux_X86_64 LibreOffice_project/30$Build-2</meta:generator>
    <meta:document-statistic meta:object-count="68"/>
  </office:meta>
</office:document-meta>
</file>